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10c215" officeooo:paragraph-rsid="0010c215"/>
    </style:style>
    <style:style style:name="P2" style:family="paragraph" style:parent-style-name="Standard">
      <style:text-properties fo:font-size="14pt" fo:font-weight="bold" officeooo:rsid="0004801d" officeooo:paragraph-rsid="0004801d" style:font-size-asian="12.25pt" style:font-weight-asian="bold" style:font-size-complex="14pt" style:font-weight-complex="bold"/>
    </style:style>
    <style:style style:name="P3" style:family="paragraph" style:parent-style-name="Standard">
      <style:text-properties fo:font-size="12pt" fo:font-weight="bold" officeooo:rsid="0007d534" officeooo:paragraph-rsid="0007d534" style:font-size-asian="10.5pt" style:font-weight-asian="bold" style:font-size-complex="12pt" style:font-weight-complex="bold"/>
    </style:style>
    <style:style style:name="P4" style:family="paragraph" style:parent-style-name="Standard">
      <style:text-properties fo:font-size="12pt" fo:font-weight="bold" officeooo:rsid="000600f9" officeooo:paragraph-rsid="000600f9" style:font-size-asian="10.5pt" style:font-weight-asian="bold" style:font-size-complex="12pt" style:font-weight-complex="bold"/>
    </style:style>
    <style:style style:name="P5" style:family="paragraph" style:parent-style-name="Standard">
      <style:text-properties fo:font-size="12pt" fo:font-weight="normal" officeooo:rsid="000a2a67" officeooo:paragraph-rsid="00367886" style:font-size-asian="10.5pt" style:font-weight-asian="normal" style:font-size-complex="12pt" style:font-weight-complex="normal"/>
    </style:style>
    <style:style style:name="P6" style:family="paragraph" style:parent-style-name="Standard">
      <style:text-properties fo:font-size="12pt" fo:font-weight="normal" officeooo:rsid="002429e6" officeooo:paragraph-rsid="0033805c" style:font-size-asian="10.5pt" style:font-weight-asian="normal" style:font-size-complex="12pt" style:font-weight-complex="normal"/>
    </style:style>
    <style:style style:name="P7" style:family="paragraph" style:parent-style-name="Standard">
      <style:text-properties fo:font-size="12pt" fo:font-weight="normal" officeooo:rsid="002429e6" officeooo:paragraph-rsid="00427846" style:font-size-asian="10.5pt" style:font-weight-asian="normal" style:font-size-complex="12pt" style:font-weight-complex="normal"/>
    </style:style>
    <style:style style:name="P8" style:family="paragraph" style:parent-style-name="Standard">
      <style:text-properties fo:font-size="12pt" fo:font-weight="normal" officeooo:rsid="002429e6" officeooo:paragraph-rsid="00433604" style:font-size-asian="10.5pt" style:font-weight-asian="normal" style:font-size-complex="12pt" style:font-weight-complex="normal"/>
    </style:style>
    <style:style style:name="P9" style:family="paragraph" style:parent-style-name="Standard">
      <style:text-properties fo:font-size="12pt" fo:font-weight="normal" officeooo:rsid="000ca6fc" officeooo:paragraph-rsid="00367886" style:font-size-asian="10.5pt" style:font-weight-asian="normal" style:font-size-complex="12pt" style:font-weight-complex="normal"/>
    </style:style>
    <style:style style:name="P10" style:family="paragraph" style:parent-style-name="Standard">
      <style:text-properties fo:font-size="12pt" fo:font-weight="normal" officeooo:rsid="0024a233" officeooo:paragraph-rsid="00433604" style:font-size-asian="10.5pt" style:font-weight-asian="normal" style:font-size-complex="12pt" style:font-weight-complex="normal"/>
    </style:style>
    <style:style style:name="P11" style:family="paragraph" style:parent-style-name="Standard">
      <style:text-properties fo:font-size="12pt" fo:font-weight="normal" officeooo:rsid="00490ce9" officeooo:paragraph-rsid="00433604" style:font-size-asian="10.5pt" style:font-weight-asian="normal" style:font-size-complex="12pt" style:font-weight-complex="normal"/>
    </style:style>
    <style:style style:name="P12" style:family="paragraph" style:parent-style-name="Standard">
      <style:text-properties fo:font-size="12pt" fo:font-weight="normal" officeooo:rsid="00545a46" officeooo:paragraph-rsid="0067448e" style:font-size-asian="10.5pt" style:font-weight-asian="normal" style:font-size-complex="12pt" style:font-weight-complex="normal"/>
    </style:style>
    <style:style style:name="P13" style:family="paragraph" style:parent-style-name="Standard">
      <style:text-properties fo:font-size="12pt" fo:font-weight="normal" officeooo:rsid="00545a46" officeooo:paragraph-rsid="006a6308" style:font-size-asian="10.5pt" style:font-weight-asian="normal" style:font-size-complex="12pt" style:font-weight-complex="normal"/>
    </style:style>
    <style:style style:name="P14" style:family="paragraph" style:parent-style-name="Standard">
      <style:text-properties fo:font-size="12pt" fo:font-weight="normal" officeooo:rsid="00545a46" officeooo:paragraph-rsid="0071c8a4" style:font-size-asian="10.5pt" style:font-weight-asian="normal" style:font-size-complex="12pt" style:font-weight-complex="normal"/>
    </style:style>
    <style:style style:name="P15" style:family="paragraph" style:parent-style-name="Standard">
      <style:text-properties fo:font-size="12pt" fo:font-weight="bold" officeooo:rsid="0007d534" officeooo:paragraph-rsid="0007d534" style:font-size-asian="10.5pt" style:font-weight-asian="bold" style:font-size-complex="12pt" style:font-weight-complex="bold"/>
    </style:style>
    <style:style style:name="T1" style:family="text">
      <style:text-properties officeooo:rsid="000a2a67"/>
    </style:style>
    <style:style style:name="T2" style:family="text">
      <style:text-properties officeooo:rsid="000ca6fc"/>
    </style:style>
    <style:style style:name="T3" style:family="text">
      <style:text-properties officeooo:rsid="00164962"/>
    </style:style>
    <style:style style:name="T4" style:family="text">
      <style:text-properties officeooo:rsid="00228b44"/>
    </style:style>
    <style:style style:name="T5" style:family="text">
      <style:text-properties officeooo:rsid="0024a233"/>
    </style:style>
    <style:style style:name="T6" style:family="text">
      <style:text-properties officeooo:rsid="0038da0a"/>
    </style:style>
    <style:style style:name="T7" style:family="text">
      <style:text-properties officeooo:rsid="0053ef63"/>
    </style:style>
    <style:style style:name="T8" style:family="text">
      <style:text-properties officeooo:rsid="00556211"/>
    </style:style>
    <style:style style:name="T9" style:family="text">
      <style:text-properties officeooo:rsid="0058f31a"/>
    </style:style>
    <style:style style:name="T10" style:family="text">
      <style:text-properties officeooo:rsid="006a630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iskussion Edgerton</text:p>
      <text:p text:style-name="P2"/>
      <text:p text:style-name="P4">Fråga 1: <text:span text:style-name="T1">Har den enskilde uppfinnaren försvunnit</text:span>?</text:p>
      <text:p text:style-name="P4"/>
      <text:p text:style-name="P5">I början <text:span text:style-name="T4">av</text:span> 1900-talet gavs <text:span text:style-name="T3">patent i stor utsträckning</text:span> endast till enskilda uppfinnare. <text:span text:style-name="T2">Under 1900-talets gång började det dock i allt mer uträckning ges till större företag istället och till att idag praktiskt taget uteslutande göra det. Företagen började satsa allt mer pengar på forskningsavdelningar där ingenjörer och forskare blev anställda. </text:span></text:p>
      <text:p text:style-name="P5"/>
      <text:p text:style-name="P9">Universitet och läkarskolor genomgick också en förändring från att endast vara säte för utbildning till att även bidra med forskning och utveckling. </text:p>
      <text:p text:style-name="P5"/>
      <text:p text:style-name="P5"><text:span text:style-name="T2">Den enskilde uppfinnaren har alltså inte försvunnit utan snarare bytt arbetsmiljö till större företag och universitet. <text:s text:c="6"/></text:span><text:s/></text:p>
      <text:p text:style-name="P4"/>
      <text:p text:style-name="P3">Fråga 2: <text:span text:style-name="T6">Hur har massdödandet av djur idag kunnat blivit så stor? </text:span></text:p>
      <text:p text:style-name="P3"/>
      <text:p text:style-name="P6">Med frysens intåg i början av 1900-talet kunde kött exporteras mycket längre än tidigare. <text:span text:style-name="T5">Det och en ökande population gav upphov till stora köttindustrier vars uppgift blev att effektivisera och optimera tekniker för att slakta djur. De största leverantörerna kom från Chicago och Argentina där de med massiva flervåningsbyggnader utnyttjade gravitationen för att skicka kött, nötkreatur och gris, vidare i fabriken och bearbeta det effektivare. Transportband började också användas där djuret blev gradvis ”demonterat”. Själva slakten skedde med hjälp av råa verktyg som olika yxor. </text:span></text:p>
      <text:p text:style-name="P6"/>
      <text:p text:style-name="P10">I takt med att efterfrågan på kött, framförallt kyckling och gris, började stiga markant under andra halvan av 1900-talet behövdes nya tekniker för att döda djur. Elektrifiering, gasning, bultpistoler och sågmaskiner har lett till ytterligare effektiviseringar.</text:p>
      <text:p text:style-name="P8"/>
      <text:p text:style-name="P11">I USA har massanställning av invandrare till minskade löner lett till en radikal ökning av produktionen. <text:s text:c="5"/></text:p>
      <text:p text:style-name="P7"/>
      <text:p text:style-name="P3">Fråga 3: <text:span text:style-name="T7">Varför fick p-pillret så stort genomslag när det släpptes? </text:span></text:p>
      <text:p text:style-name="P3"/>
      <text:p text:style-name="P12">Preventivmedel <text:span text:style-name="T9">fanns redan</text:span> innan p-pillret <text:span text:style-name="T8">gjorde entré på marknaden under 60-talet. Dessa var kondomer (som var mest populära) och andra alternativ som spermiedödande medel. P-pillret var dock när det släpptes mer effektivt preventivmedel än alternativen. </text:span></text:p>
      <text:p text:style-name="P12"/>
      <text:p text:style-name="P13"><text:span text:style-name="T8">Det blev även med tiden separerat från själva sexet vilket fick det att bli ett mer respekterat preventivmedel av allmänheten. </text:span></text:p>
      <text:p text:style-name="P13"/>
      <text:p text:style-name="P14"><text:span text:style-name="T8">I och med den sexuella revolutionen på 60-talet kan det diskuteras om p-pillret var en bidragande faktor. Den stora nyheten var att sex mellan ogifta par eller bara tillfälliga möten underlättades enormt. En annan teori är att p-pillret var den enda tillgängliga teknologin som kunde ha startat den sexuella revolutionen. </text:span></text:p>
      <text:p text:style-name="P14"/>
      <text:p text:style-name="P14"><text:span text:style-name="T8"><text:s text:c="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0c215" officeooo:paragraph-rsid="0010c215"/>
    </style:style>
    <style:style style:name="MT1" style:family="text">
      <style:text-properties officeooo:rsid="006a630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knikhistoria TGTU49</text:p>
        <text:p text:style-name="MP1">Dennis <text:span text:style-name="MT1">L</text:span>jung denlj069</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2T11:29:01.311403418</meta:creation-date>
    <dc:date>2015-12-01T13:46:13.111492594</dc:date>
    <meta:editing-duration>PT11H15M28S</meta:editing-duration>
    <meta:editing-cycles>105</meta:editing-cycles>
    <meta:generator>LibreOffice/4.2.8.2$Linux_X86_64 LibreOffice_project/420m0$Build-2</meta:generator>
    <meta:document-statistic meta:table-count="0" meta:image-count="0" meta:object-count="0" meta:page-count="1" meta:paragraph-count="16" meta:word-count="368" meta:character-count="2534" meta:non-whitespace-character-count="2154"/>
  </office:meta>
</office:document-meta>
</file>